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104">
      <style:table-cell-properties fo:padding="0.0382in" fo:border-left="0.0007in solid #000000" fo:border-right="0.0007in solid #000000" fo:border-top="none" fo:border-bottom="0.0007in solid #000000"/>
    </style:style>
    <style:style style:name="Table1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Bx7FF2_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Max Cohe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ugust 24, 1893</text:p>
      <text:p text:style-name="P6">Month<text:tab/><text:tab/><text:tab/><text:tab/><text:tab/><text:tab/>August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3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Y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Envelope]</text:p>
      <text:p text:style-name="P3">MAIMONIDES LIBRARY,/</text:p>
      <text:p text:style-name="P3">DISTRICT NO. 1,/</text:p>
      <text:p text:style-name="P3">INDEPENDENT ORDER BENAI BERITH,/</text:p>
      <text:p text:style-name="P3">THIRD AVE. AND 57TH ST., NEW YORK./</text:p>
      <text:p text:style-name="P4">Rev Dr S. Morais/</text:p>
      <text:p text:style-name="P4"><text:span text:style-name="T2">546 North 5 Str</text:span>/</text:p>
      <text:p text:style-name="P4"><text:span text:style-name="T2">Philadelphia</text:span>/</text:p>
      <text:p text:style-name="P4">Cape May<text:tab/><text:span text:style-name="T2">Pa.</text:span>/</text:p>
      <text:p text:style-name="P4">N. J./</text:p>
      <text:p text:style-name="P4"/>
      <text:p text:style-name="P3">[Page 1]</text:p>
      <text:p text:style-name="P3">Jewish Theological Seminary Ass'n,/</text:p>
      <text:p text:style-name="P3">736 LEXINGTON AVENUE./</text:p>
      <text:p text:style-name="P4"><text:soft-page-break/>New York, August 24 1893/</text:p>
      <text:p text:style-name="P3">Dr. S Morais/</text:p>
      <text:p text:style-name="P3"><text:tab/>Dear Dr./</text:p>
      <text:p text:style-name="P3"><text:tab/><text:tab/>On Sunday last there were present at the meeting/ to consider the schedule for the ensuing term; Drs. Kohut, Kaiser[?],/ Drachman &amp; Joffe, &amp; Mr. Reeder &amp; myself. <text:s/>There were several/ further conferences to continue &amp; complete the work. <text:s/>The result/ you will find in the enclosed draft which after having received/ your revision &amp; sanction, will have to remain provisional for/ a week or so to see how it works, before we have it printed./</text:p>
      <text:p text:style-name="P3"><text:tab/>It was also decided to have the opening on August 27; and to/ have the entrance examinations on the same day at 3 P. M. <text:s/>It will/ be understood however that if you cannot be present at that time that/ the examinations will be postponed, or held conditional upon a future/ examination by you./</text:p>
      <text:p text:style-name="P3"><text:tab/>I enclose you also the formal application of Nathan Wolf of whom we/ all think favorably here. <text:s/>Shall we have him come on at once for the/ regular entrance examination to take his place in his calls at once?/ <text:s/>Or do you wish to see him first in Phila., or to correspond with Dr. Friedenwald./ <text:s/>Whichever course you deem most advisable would you kindly drop him a line/ to inform him of your decision./</text:p>
      <text:p text:style-name="P3"><text:tab/>I think you will find in your study of the new schedule that it allows/</text:p>
      <text:p text:style-name="P3"/>
      <text:p text:style-name="P3">[Page 2]</text:p>
      <text:p text:style-name="P3">faithfully to the curriculum as laid down for us. <text:s/>In fact now faithfully/ there hitherto, except that we have laid more stress on Hebrew Composition/ in accordance with your frequent suggestions to be. <text:s/>It provides/ for Dr. Joffe 24 hours <text:s/>Senior A 30 hrs. Prep. "A"--7 hrs./ Dr. Drachman 19 hours <text:s/>[Senior] B 18 hrs [Prep] "B"--7 [hrs.]/ Mr. Speaker 15 hours <text:s/>Junior 11 [hrs.]/</text:p>
      <text:p text:style-name="P3">I am of the opinion that both of the Preparatory divisions should receive/ two hours additional at least. <text:s/>Each has three days entirely vacant./ <text:s/>I think Dr. Drachman should put in from 3-4 on Thursday; from/ 5-6 on Sunday &amp; either 3-4 or 7-8 on Wednesday. <text:s/>On account of the/ additional class both of the other instructors have been burdened with/ an increase of hours and I believe that Dr Drachman should do/ the same. <text:s/>We cannot afford another teacher now &amp; we cannot afford/ to increase salaries for the present. <text:s/>The hard times will undoubtedly/ have an effect on our income as they will on all communal institutions./ <text:s/>Dr. D. should also consider that the following little table tells a story that/ is very disagreeable to his colleagues/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hours/ weekly</text:p>
          </table:table-cell>
          <table:table-cell table:style-name="Table1.C1" office:value-type="string">
            <text:p text:style-name="P1">salary/ monthly</text:p>
          </table:table-cell>
        </table:table-row>
        <table:table-row>
          <table:table-cell table:style-name="Table1.A2" office:value-type="string">
            <text:p text:style-name="P1">Joffe</text:p>
          </table:table-cell>
          <table:table-cell table:style-name="Table1.B2" office:value-type="float" office:value="24">
            <text:p text:style-name="P1">24</text:p>
          </table:table-cell>
          <table:table-cell table:style-name="Table1.C2" office:value-type="currency" office:currency="USD" office:value="50">
            <text:p text:style-name="P1">$50.00</text:p>
          </table:table-cell>
        </table:table-row>
        <table:table-row>
          <table:table-cell table:style-name="Table1.A2" office:value-type="string">
            <text:p text:style-name="P1">Speaker</text:p>
          </table:table-cell>
          <table:table-cell table:style-name="Table1.B2" office:value-type="float" office:value="15">
            <text:p text:style-name="P1">15</text:p>
          </table:table-cell>
          <table:table-cell table:style-name="Table1.C3" office:value-type="float" office:value="40">
            <text:p text:style-name="P1">40</text:p>
          </table:table-cell>
        </table:table-row>
        <table:table-row>
          <table:table-cell table:style-name="Table1.A2" office:value-type="string">
            <text:p text:style-name="P1">Drachman</text:p>
          </table:table-cell>
          <table:table-cell table:style-name="Table1.B2" office:value-type="float" office:value="19">
            <text:p text:style-name="P1">19</text:p>
          </table:table-cell>
          <table:table-cell table:style-name="Table1.C3" office:value-type="float" office:value="100">
            <text:p text:style-name="P1">100</text:p>
          </table:table-cell>
        </table:table-row>
      </table:table>
      <text:p text:style-name="P3">I am usually pretty plain-spoken, but I cannot say these things in this/ way to Dr. D. <text:s/>I tried my hardest to get him to see the need for more hours/ but he strove rather for less. <text:s/>I am sorry to trouble you about such things./ <text:s/>But, I thought you ought to know at any rate, particularly as I fear/</text:p>
      <text:p text:style-name="P3"/>
      <text:p text:style-name="P3">[Page 3]</text:p>
      <text:p text:style-name="P3">I will have some trouble with Speaker. <text:s/>He consented to give us/ three more hours without a raise with the understanding that about one/ third of the fifteen hours would be in the morning; But that could not/ be arranged./</text:p>
      <text:p text:style-name="P3"><text:tab/>In regard to Chazenoth, even if we make no arrangements with the/ Canter's Asso., as a body, we will have little trouble in securing the aid/ of one or two of the musically-trained cantors to undertake this work./ <text:s/>I believe the matter of speaking in the 29th Str synagogue by/ Wittenburg on the holidays, is off. <text:s/>The feeling was expressed that they would/ prefer "A large man with a beard."/</text:p>
      <text:p text:style-name="P3"><text:tab/>Of course you will notice that in a number of subjects the two/ senior divisions have their hours <text:soft-page-break/>together &amp; occasionally the/ Juniors with the Senior B/</text:p>
      <text:p text:style-name="P3">I do hope that you will soon be entirely relieved of your burden of/ illness &amp; restored fully to good health &amp; spirits. <text:s/>Whatever we can do here/ to make yours lighter in connection with the seminary, to carry out your/ wishes &amp; to fulfil[sic!] your hopes, you can be sure we are always anxious/ &amp; willing to do./</text:p>
      <text:p text:style-name="P3"><text:tab/>My wife joins in sending the heartiest greetings &amp; thanking you for your/ wishes in behalf of our dear little ones/ I am yours sincerely/ Max Coh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3:18:22.59</meta:creation-date>
    <dc:date>2011-12-14T14:03:40.96</dc:date>
    <dc:creator>Penn Libraries</dc:creator>
    <meta:editing-duration>PT00H14M27S</meta:editing-duration>
    <meta:editing-cycles>1</meta:editing-cycles>
    <meta:generator>OpenOffice.org/3.2$Win32 OpenOffice.org_project/320m12$Build-9483</meta:generator>
    <meta:document-statistic meta:table-count="1" meta:image-count="0" meta:object-count="0" meta:page-count="4" meta:paragraph-count="101" meta:word-count="934" meta:character-count="5497"/>
  </office:meta>
</office:document-meta>
</file>